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SelectionList.JavaScriptSelectionList( Context context , Datatype type , Function function , String catalogue ,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ScriptSelectionLis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SelectionList.generateSaxFragment( ContentHandler contentHandler , Locale locale , String fil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Script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SelectionList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